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4mm"/>
    </style:style>
    <style:style style:name="co2" style:family="table-column">
      <style:table-column-properties fo:break-before="auto" style:column-width="109.66mm"/>
    </style:style>
    <style:style style:name="co3" style:family="table-column">
      <style:table-column-properties fo:break-before="auto" style:column-width="65.25mm"/>
    </style:style>
    <style:style style:name="co4" style:family="table-column">
      <style:table-column-properties fo:break-before="auto" style:column-width="36.87mm"/>
    </style:style>
    <style:style style:name="co5" style:family="table-column">
      <style:table-column-properties fo:break-before="auto" style:column-width="13.72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7.9mm"/>
    </style:style>
    <style:style style:name="co9" style:family="table-column">
      <style:table-column-properties fo:break-before="auto" style:column-width="22.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71mm"/>
    </style:style>
    <style:style style:name="co12" style:family="table-column">
      <style:table-column-properties fo:break-before="auto" style:column-width="11.62mm"/>
    </style:style>
    <style:style style:name="co13" style:family="table-column">
      <style:table-column-properties fo:break-before="auto" style:column-width="37.61mm"/>
    </style:style>
    <style:style style:name="co14" style:family="table-column">
      <style:table-column-properties fo:break-before="auto" style:column-width="43.04mm"/>
    </style:style>
    <style:style style:name="co15" style:family="table-column">
      <style:table-column-properties fo:break-before="auto" style:column-width="4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99mm" fo:break-before="auto" style:use-optimal-row-height="false"/>
    </style:style>
    <style:style style:name="ro3" style:family="table-row">
      <style:table-row-properties style:row-height="6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2b2b2" fo:border="0.06pt solid #000000" style:vertical-align="middle"/>
    </style:style>
    <style:style style:name="ce4" style:family="table-cell" style:parent-style-name="Default">
      <style:table-cell-properties fo:background-color="#cccccc" fo:border="0.06pt solid #000000" style:vertical-align="middl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Feuille1.D4"/>
      <style:map style:condition="cell-content()=&quot;Terminée&quot;" style:apply-style-name="EtatVert" style:base-cell-address="Feuille1.D4"/>
      <style:map style:condition="cell-content()=&quot;Pas commencée&quot;" style:apply-style-name="EtatRouge" style:base-cell-address="Feuille1.D4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Feuille1.D4"/>
      <style:map style:condition="cell-content()=&quot;Terminée&quot;" style:apply-style-name="EtatVert" style:base-cell-address="Feuille1.D4"/>
      <style:map style:condition="cell-content()=&quot;Pas commencée&quot;" style:apply-style-name="EtatRouge" style:base-cell-address="Feuille1.D4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Feuille1.D4"/>
      <style:map style:condition="cell-content()=&quot;Terminée&quot;" style:apply-style-name="EtatVert" style:base-cell-address="Feuille1.D4"/>
      <style:map style:condition="cell-content()=&quot;Pas commencée&quot;" style:apply-style-name="EtatRouge" style:base-cell-address="Feuille1.D4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Feuille1.D13"/>
      <style:map style:condition="cell-content()=&quot;Terminée&quot;" style:apply-style-name="EtatVert" style:base-cell-address="Feuille1.D13"/>
      <style:map style:condition="cell-content()=&quot;Pas commencée&quot;" style:apply-style-name="EtatRouge" style:base-cell-address="Feuille1.D13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Feuille1.D4"/>
      <style:map style:condition="cell-content()=&quot;Terminée&quot;" style:apply-style-name="EtatVert" style:base-cell-address="Feuille1.D4"/>
      <style:map style:condition="cell-content()=&quot;Pas commencée&quot;" style:apply-style-name="EtatRouge" style:base-cell-address="Feuille1.D4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En cours&quot;" style:apply-style-name="EtatJaune" style:base-cell-address="Feuille1.D4"/>
      <style:map style:condition="cell-content()=&quot;Terminée&quot;" style:apply-style-name="EtatVert" style:base-cell-address="Feuille1.D4"/>
      <style:map style:condition="cell-content()=&quot;Pas commencée&quot;" style:apply-style-name="EtatRouge" style:base-cell-address="Feuille1.D4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Feuille1.F4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Feuille1.F4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Feuille1.F4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Feuille1.F13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Feuille1.F4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&quot;" style:apply-style-name="Gris" style:base-cell-address="Feuille1.F4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999999" fo:border="0.06pt solid #000000"/>
    </style:style>
    <style:style style:name="ce28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800000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rminée&quot;;&quot;En cours&quot;;&quot;Pas commencée&quot;)" table:allow-empty-cell="fals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8"/>
        <table:table-column table:style-name="co4" table:default-cell-style-name="ce14"/>
        <table:table-column table:style-name="co4" table:default-cell-style-name="ce8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6/01/2017 au 20/01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Default" table:formula="of:=[Feuille2.K2]" office:value-type="float" office:value="150" calcext:value-type="float">
            <text:p>150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Mise en place des outils de développement. Choix de librairies, mise en place du projet.</text:p>
          </table:table-cell>
          <table:table-cell office:value-type="string" calcext:value-type="string">
            <text:p>Installation IDE Android Studio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content-validation-name="val1" office:value-type="string" calcext:value-type="string">
            <text:p>Terminée</text:p>
          </table:table-cell>
          <table:table-cell table:style-name="ce15" table:formula="of:=SUM([.F4:.J4])" office:value-type="float" office:value="4" calcext:value-type="float">
            <text:p>4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24"/>
          <table:table-cell/>
          <table:table-cell table:style-name="ce27" office:value-type="string" calcext:value-type="string">
            <text:p>Total estimé :</text:p>
          </table:table-cell>
          <table:table-cell table:style-name="ce28" table:formula="of:=SUM([.C4:.C1000])" office:value-type="float" office:value="150" calcext:value-type="float">
            <text:p>150</text:p>
          </table:table-cell>
          <table:table-cell table:style-name="ce29" office:value-type="string" calcext:value-type="string">
            <text:p>heures</text:p>
          </table:table-cell>
        </table:table-row>
        <table:table-row table:style-name="ro3">
          <table:covered-table-cell/>
          <table:table-cell office:value-type="string" calcext:value-type="string">
            <text:p>Création du projet de base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6" table:formula="of:=SUM([.F5:.J5])" office:value-type="float" office:value="0.5" calcext:value-type="float">
            <text:p>0,5</text:p>
          </table:table-cell>
          <table:table-cell table:style-name="ce19" office:value-type="float" office:value="0.5" calcext:value-type="float">
            <text:p>0,5</text:p>
          </table:table-cell>
          <table:table-cell table:style-name="ce19" table:number-columns-repeated="3"/>
          <table:table-cell table:style-name="ce25"/>
          <table:table-cell/>
          <table:table-cell table:style-name="ce27" office:value-type="string" calcext:value-type="string">
            <text:p>Total réel :</text:p>
          </table:table-cell>
          <table:table-cell table:style-name="ce28" table:formula="of:=SUM([.E4:.E1000])" office:value-type="float" office:value="137.5" calcext:value-type="float">
            <text:p>137,5</text:p>
          </table:table-cell>
          <table:table-cell table:style-name="ce29" office:value-type="string" calcext:value-type="string">
            <text:p>heures</text:p>
          </table:table-cell>
        </table:table-row>
        <table:table-row table:style-name="ro3">
          <table:covered-table-cell/>
          <table:table-cell office:value-type="string" calcext:value-type="string">
            <text:p>Mise en place sur GitHub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6" table:formula="of:=SUM([.F6:.J6])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Prise en main des outils android</text:p>
          </table:table-cell>
          <table:table-cell table:style-name="ce6" office:value-type="float" office:value="4" calcext:value-type="float">
            <text:p>4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6" table:formula="of:=SUM([.F7:.J7])" office:value-type="float" office:value="4" calcext:value-type="float">
            <text:p>4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Mise en place de la librairie SNMP4J dans le projet</text:p>
          </table:table-cell>
          <table:table-cell table:style-name="ce7" office:value-type="float" office:value="7" calcext:value-type="float">
            <text:p>7</text:p>
          </table:table-cell>
          <table:table-cell table:style-name="ce11" table:content-validation-name="val1" office:value-type="string" calcext:value-type="string">
            <text:p>Terminée</text:p>
          </table:table-cell>
          <table:table-cell table:style-name="ce17" table:formula="of:=SUM([.F8:.J8])" office:value-type="float" office:value="6" calcext:value-type="float">
            <text:p>6</text:p>
          </table:table-cell>
          <table:table-cell table:style-name="ce20"/>
          <table:table-cell table:number-columns-repeated="2" table:style-name="ce20" office:value-type="float" office:value="3" calcext:value-type="float">
            <text:p>3</text:p>
          </table:table-cell>
          <table:table-cell table:style-name="ce20"/>
          <table:table-cell table:style-name="ce26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Un agent simple peut répondre par une valeur statique à des requêtes</text:p>
          </table:table-cell>
          <table:table-cell office:value-type="string" calcext:value-type="string">
            <text:p>Adaptation de la librairie SNMP4J à nos besoins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content-validation-name="val1" office:value-type="string" calcext:value-type="string">
            <text:p>Terminée</text:p>
          </table:table-cell>
          <table:table-cell table:style-name="ce15" table:formula="of:=SUM([.F9:.J9])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 table:style-name="ce2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Prise en main du protocole SNMP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6" table:formula="of:=SUM([.F10:.J10])" office:value-type="float" office:value="20" calcext:value-type="float">
            <text:p>20</text:p>
          </table:table-cell>
          <table:table-cell table:style-name="ce19"/>
          <table:table-cell table:number-columns-repeated="2" table:style-name="ce19" office:value-type="float" office:value="10" calcext:value-type="float">
            <text:p>10</text:p>
          </table:table-cell>
          <table:table-cell table:style-name="ce19"/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’un service android</text:p>
          </table:table-cell>
          <table:table-cell table:style-name="ce6" office:value-type="float" office:value="4" calcext:value-type="float">
            <text:p>4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6" table:formula="of:=SUM([.F11:.J11])" office:value-type="float" office:value="6" calcext:value-type="float">
            <text:p>6</text:p>
          </table:table-cell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table:number-columns-repeated="2"/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Mise en place des échanges SNMP</text:p>
          </table:table-cell>
          <table:table-cell table:style-name="ce6" office:value-type="float" office:value="9" calcext:value-type="float">
            <text:p>9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6" table:formula="of:=SUM([.F12:.J12])" office:value-type="float" office:value="15" calcext:value-type="float">
            <text:p>15</text:p>
          </table:table-cell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’un agent SNMP statique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.F13:.J13])" office:value-type="float" office:value="0" calcext:value-type="float">
            <text:p>0</text:p>
          </table:table-cell>
          <table:table-cell table:style-name="ce21" table:number-columns-repeated="4"/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content-validation-name="val1" office:value-type="string" calcext:value-type="string">
            <text:p>En cours</text:p>
          </table:table-cell>
          <table:table-cell table:style-name="ce17" table:formula="of:=SUM([.F14:.J14])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6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stocker et accéder aux données sollicitées</text:p>
          </table:table-cell>
          <table:table-cell office:value-type="string" calcext:value-type="string">
            <text:p>Listage des données à superviser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Terminée</text:p>
          </table:table-cell>
          <table:table-cell table:style-name="ce15" table:formula="of:=SUM([.F15:.J15])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2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’un système de stockage de la MIB</text:p>
          </table:table-cell>
          <table:table-cell table:style-name="ce6" office:value-type="float" office:value="4" calcext:value-type="float">
            <text:p>4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6" table:formula="of:=SUM([.F16:.J16])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number-columns-repeated="3"/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s classes « feuilles » qui accèdent aux données</text:p>
          </table:table-cell>
          <table:table-cell table:style-name="ce6" office:value-type="float" office:value="30" calcext:value-type="float">
            <text:p>30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6" table:formula="of:=SUM([.F17:.J17])" office:value-type="float" office:value="30" calcext:value-type="float">
            <text:p>30</text:p>
          </table:table-cell>
          <table:table-cell table:style-name="ce19" office:value-type="float" office:value="21" calcext:value-type="float">
            <text:p>21</text:p>
          </table:table-cell>
          <table:table-cell table:style-name="ce19" table:number-columns-repeated="2"/>
          <table:table-cell table:style-name="ce19" office:value-type="float" office:value="9" calcext:value-type="float">
            <text:p>9</text:p>
          </table:table-cell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u dictionnaire de la MIB</text:p>
          </table:table-cell>
          <table:table-cell table:style-name="ce6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6" table:formula="of:=SUM([.F18:.J18])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content-validation-name="val1" office:value-type="string" calcext:value-type="string">
            <text:p>Terminée</text:p>
          </table:table-cell>
          <table:table-cell table:style-name="ce17" table:formula="of:=SUM([.F19:.J19])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ossède une interface de débogage</text:p>
          </table:table-cell>
          <table:table-cell office:value-type="string" calcext:value-type="string">
            <text:p>Création de l’activité d’accueil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content-validation-name="val1" office:value-type="string" calcext:value-type="string">
            <text:p>Terminée</text:p>
          </table:table-cell>
          <table:table-cell table:style-name="ce15" table:formula="of:=SUM([.F20:.J20])" office:value-type="float" office:value="2" calcext:value-type="float">
            <text:p>2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2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’affichage des processus à surveiller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6" table:formula="of:=SUM([.F21:.J21])" office:value-type="float" office:value="3" calcext:value-type="float">
            <text:p>3</text:p>
          </table:table-cell>
          <table:table-cell table:style-name="ce19" table:number-columns-repeated="3"/>
          <table:table-cell table:style-name="ce19" office:value-type="float" office:value="3" calcext:value-type="float">
            <text:p>3</text:p>
          </table:table-cell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e listage des échanges SNMP</text:p>
          </table:table-cell>
          <table:table-cell table:style-name="ce6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6" table:formula="of:=SUM([.F22:.J22])" office:value-type="float" office:value="3" calcext:value-type="float">
            <text:p>3</text:p>
          </table:table-cell>
          <table:table-cell table:style-name="ce19" table:number-columns-repeated="3"/>
          <table:table-cell table:style-name="ce19" office:value-type="float" office:value="3" calcext:value-type="float">
            <text:p>3</text:p>
          </table:table-cell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’affichage du contenu de la MIB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6" table:formula="of:=SUM([.F23:.J23])" office:value-type="float" office:value="3" calcext:value-type="float">
            <text:p>3</text:p>
          </table:table-cell>
          <table:table-cell table:style-name="ce19" table:number-columns-repeated="3"/>
          <table:table-cell table:style-name="ce19" office:value-type="float" office:value="3" calcext:value-type="float">
            <text:p>3</text:p>
          </table:table-cell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content-validation-name="val1" office:value-type="string" calcext:value-type="string">
            <text:p>En cours</text:p>
          </table:table-cell>
          <table:table-cell table:style-name="ce17" table:formula="of:=SUM([.F24:.J24])" office:value-type="float" office:value="3" calcext:value-type="float">
            <text:p>3</text:p>
          </table:table-cell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émettre des TRAP</text:p>
          </table:table-cell>
          <table:table-cell office:value-type="string" calcext:value-type="string">
            <text:p>Listage des données majeures à surveiller ainsi que leur seuil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content-validation-name="val1" office:value-type="string" calcext:value-type="string">
            <text:p>En cours</text:p>
          </table:table-cell>
          <table:table-cell table:style-name="ce15" table:formula="of:=SUM([.F25:.J25])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Développement de la fonction de recherche d’anomalie</text:p>
          </table:table-cell>
          <table:table-cell table:style-name="ce6" office:value-type="float" office:value="4" calcext:value-type="float">
            <text:p>4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6" table:formula="of:=SUM([.F26:.J26])" office:value-type="float" office:value="0" calcext:value-type="float">
            <text:p>0</text:p>
          </table:table-cell>
          <table:table-cell table:style-name="ce19" table:number-columns-repeated="4"/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Recherches sur le fonctionnement d’émission de TRAP</text:p>
          </table:table-cell>
          <table:table-cell table:style-name="ce6" office:value-type="float" office:value="9" calcext:value-type="float">
            <text:p>9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6" table:formula="of:=SUM([.F27:.J27])" office:value-type="float" office:value="9" calcext:value-type="float">
            <text:p>9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office:value-type="float" office:value="7.5" calcext:value-type="float">
            <text:p>7,5</text:p>
          </table:table-cell>
          <table:table-cell table:style-name="ce19"/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Ajout de la fonctionnalité de la librairie SNMP4J de TRAP</text:p>
          </table:table-cell>
          <table:table-cell table:style-name="ce6" office:value-type="float" office:value="9" calcext:value-type="float">
            <text:p>9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6" table:formula="of:=SUM([.F28:.J28])" office:value-type="float" office:value="0" calcext:value-type="float">
            <text:p>0</text:p>
          </table:table-cell>
          <table:table-cell table:style-name="ce19" table:number-columns-repeated="4"/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content-validation-name="val1" office:value-type="string" calcext:value-type="string">
            <text:p>Pas commencée</text:p>
          </table:table-cell>
          <table:table-cell table:style-name="ce17" table:formula="of:=SUM([.F29:.J29])" office:value-type="float" office:value="0" calcext:value-type="float">
            <text:p>0</text:p>
          </table:table-cell>
          <table:table-cell table:style-name="ce20" table:number-columns-repeated="4"/>
          <table:table-cell table:style-name="ce26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Documentation, tests, optimisation de l’application</text:p>
          </table:table-cell>
          <table:table-cell office:value-type="string" calcext:value-type="string">
            <text:p>Écriture de la javadoc</text:p>
          </table:table-cell>
          <table:table-cell table:style-name="ce5" office:value-type="float" office:value="9" calcext:value-type="float">
            <text:p>9</text:p>
          </table:table-cell>
          <table:table-cell table:style-name="ce9" table:content-validation-name="val1" office:value-type="string" calcext:value-type="string">
            <text:p>Pas commencée</text:p>
          </table:table-cell>
          <table:table-cell table:style-name="ce15" table:formula="of:=SUM([.F30:.J30])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number-columns-repeated="2" table:style-name="ce18" office:value-type="float" office:value="3" calcext:value-type="float">
            <text:p>3</text:p>
          </table:table-cell>
          <table:table-cell table:style-name="ce2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table:style-name="ce6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6" table:formula="of:=SUM([.F31:.J31])" office:value-type="float" office:value="0" calcext:value-type="float">
            <text:p>0</text:p>
          </table:table-cell>
          <table:table-cell table:style-name="ce19" table:number-columns-repeated="4"/>
          <table:table-cell table:style-name="ce25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content-validation-name="val1" office:value-type="string" calcext:value-type="string">
            <text:p>Pas commencée</text:p>
          </table:table-cell>
          <table:table-cell table:style-name="ce17" table:formula="of:=SUM([.F32:.J32])" office:value-type="float" office:value="0" calcext:value-type="float">
            <text:p>0</text:p>
          </table:table-cell>
          <table:table-cell table:style-name="ce20" table:number-columns-repeated="4"/>
          <table:table-cell table:style-name="ce26"/>
          <table:table-cell table:number-columns-repeated="4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33:.J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34:.J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35:.J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36:.J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37:.J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38:.J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39:.J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40:.J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41:.J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42:.J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43:.J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44:.J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45:.J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46:.J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47:.J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48:.J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49:.J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50:.J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51:.J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52:.J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53:.J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 table:content-validation-name="val1" office:value-type="string" calcext:value-type="string">
            <text:p>Pas commencée</text:p>
          </table:table-cell>
          <table:table-cell table:formula="of:=SUM([.F54:.J5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5"/>
          <table:table-cell table:style-name="Default" table:formula="of:=SUM([.F4:.F54])" office:value-type="float" office:value="37.5" calcext:value-type="float">
            <text:p>37,5</text:p>
          </table:table-cell>
          <table:table-cell table:style-name="Default" table:formula="of:=SUM([.G4:.G54])" office:value-type="float" office:value="37.5" calcext:value-type="float">
            <text:p>37,5</text:p>
          </table:table-cell>
          <table:table-cell table:style-name="Default" table:formula="of:=SUM([.H4:.H54])" office:value-type="float" office:value="31.5" calcext:value-type="float">
            <text:p>31,5</text:p>
          </table:table-cell>
          <table:table-cell table:style-name="Default" table:formula="of:=SUM([.I4:.I54])" office:value-type="float" office:value="31" calcext:value-type="float">
            <text:p>31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Feuille1.D15:Feuille1.D54 Feuille1.D4:Feuille1.D12">
            <calcext:condition calcext:apply-style-name="EtatJaune" calcext:value="=&quot;En cours&quot;" calcext:base-cell-address="Feuille1.D4"/>
            <calcext:condition calcext:apply-style-name="EtatVert" calcext:value="=&quot;Terminée&quot;" calcext:base-cell-address="Feuille1.D4"/>
            <calcext:condition calcext:apply-style-name="EtatRouge" calcext:value="=&quot;Pas commencée&quot;" calcext:base-cell-address="Feuille1.D4"/>
          </calcext:conditional-format>
          <calcext:conditional-format calcext:target-range-address="Feuille1.F15:Feuille1.I54 Feuille1.F4:Feuille1.I12">
            <calcext:condition calcext:apply-style-name="Gris" calcext:value="=&quot;&quot;" calcext:base-cell-address="Feuille1.F4"/>
          </calcext:conditional-format>
          <calcext:conditional-format calcext:target-range-address="Feuille1.D13:Feuille1.D13">
            <calcext:condition calcext:apply-style-name="EtatJaune" calcext:value="=&quot;En cours&quot;" calcext:base-cell-address="Feuille1.D13"/>
            <calcext:condition calcext:apply-style-name="EtatVert" calcext:value="=&quot;Terminée&quot;" calcext:base-cell-address="Feuille1.D13"/>
            <calcext:condition calcext:apply-style-name="EtatRouge" calcext:value="=&quot;Pas commencée&quot;" calcext:base-cell-address="Feuille1.D13"/>
          </calcext:conditional-format>
          <calcext:conditional-format calcext:target-range-address="Feuille1.F13:Feuille1.I13">
            <calcext:condition calcext:apply-style-name="Gris" calcext:value="=&quot;&quot;" calcext:base-cell-address="Feuille1.F13"/>
          </calcext:conditional-format>
          <calcext:conditional-format calcext:target-range-address="Feuille1.D13:Feuille1.D13">
            <calcext:condition calcext:apply-style-name="EtatJaune" calcext:value="=&quot;En cours&quot;" calcext:base-cell-address="Feuille1.D13"/>
            <calcext:condition calcext:apply-style-name="EtatVert" calcext:value="=&quot;Terminée&quot;" calcext:base-cell-address="Feuille1.D13"/>
            <calcext:condition calcext:apply-style-name="EtatRouge" calcext:value="=&quot;Pas commencée&quot;" calcext:base-cell-address="Feuille1.D13"/>
          </calcext:conditional-format>
          <calcext:conditional-format calcext:target-range-address="Feuille1.F13:Feuille1.I13">
            <calcext:condition calcext:apply-style-name="Gris" calcext:value="=&quot;&quot;" calcext:base-cell-address="Feuille1.F13"/>
          </calcext:conditional-format>
        </calcext:conditional-formats>
      </table:table>
      <table:table table:name="Feuille2" table:style-name="ta1"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number-columns-repeated="3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Calcul temps trav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 à temps comp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ures/j 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 à temps partiel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.B2]*[.D2]+[.F2]*[.H2])*4" office:value-type="float" office:value="150" calcext:value-type="float">
            <text:p>15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int 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int 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tatVert" style:family="table-cell" style:parent-style-name="Default">
      <style:table-cell-properties fo:background-color="#99cc99"/>
    </style:style>
    <style:style style:name="EtatJaune" style:family="table-cell" style:parent-style-name="Default">
      <style:table-cell-properties fo:background-color="#ffcc99"/>
    </style:style>
    <style:style style:name="EtatRouge" style:family="table-cell" style:parent-style-name="Default">
      <style:table-cell-properties fo:background-color="#ff8080"/>
    </style:style>
    <style:style style:name="Gris" style:family="table-cell" style:parent-style-name="Default">
      <style:table-cell-properties fo:background-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0:20:54.480126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0:20:55.829313400</meta:creation-date>
    <meta:editing-duration>PT10M2S</meta:editing-duration>
    <meta:editing-cycles>2</meta:editing-cycles>
    <meta:generator>LibreOffice/5.1.4.2$Linux_X86_64 LibreOffice_project/10m0$Build-2</meta:generator>
    <dc:date>2017-01-17T12:28:14.510782986</dc:date>
    <meta:document-statistic meta:table-count="2" meta:cell-count="243" meta:object-count="0"/>
  </office:meta>
</office:document-meta>
</file>